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Converting <text:span text:style-name="Strong_20_Emphasis">postfix to infix</text:span> involves reversing the process of infix-to-postfix conversion. Here's how it works:</text:p>
      <text:p text:style-name="Horizontal_20_Line"/>
      <text:h text:style-name="Heading_20_3" text:outline-level="3"><text:span text:style-name="Strong_20_Emphasis">Algorithm for Postfix to Infix Conversion</text:span></text:h>
      <text:list text:style-name="L1">
        <text:list-item>
          <text:p text:style-name="P2"><text:span text:style-name="Strong_20_Emphasis">Initialize a Stack</text:span>:</text:p>
          <text:list>
            <text:list-item>
              <text:p text:style-name="P3">Use a stack to store intermediate expressions. </text:p>
            </text:list-item>
          </text:list>
        </text:list-item>
        <text:list-item>
          <text:p text:style-name="P2"><text:span text:style-name="Strong_20_Emphasis">Scan the Postfix Expression</text:span>:</text:p>
          <text:list>
            <text:list-item>
              <text:p text:style-name="P3">Read the expression from left to right. </text:p>
            </text:list-item>
            <text:list-item>
              <text:p text:style-name="P3">For each symbol: </text:p>
              <text:list>
                <text:list-item>
                  <text:p text:style-name="P3"><text:span text:style-name="Strong_20_Emphasis">Operand</text:span>: Push it onto the stack. </text:p>
                </text:list-item>
                <text:list-item>
                  <text:p text:style-name="P3"><text:span text:style-name="Strong_20_Emphasis">Operator</text:span>: Pop the top two elements from the stack, combine them with the operator in between, and push the resulting expression back onto the stack. </text:p>
                </text:list-item>
              </text:list>
            </text:list-item>
          </text:list>
        </text:list-item>
        <text:list-item>
          <text:p text:style-name="P2"><text:span text:style-name="Strong_20_Emphasis">Final Expression</text:span>:</text:p>
          <text:list>
            <text:list-item>
              <text:p text:style-name="P2">After processing all symbols, the stack will contain a single element: the resulting infix expression. </text:p>
            </text:list-item>
          </text:list>
        </text:list-item>
      </text:list>
      <text:p text:style-name="Horizontal_20_Line"/>
      <text:h text:style-name="Heading_20_3" text:outline-level="3"><text:span text:style-name="Strong_20_Emphasis">Example 1</text:span></text:h>
      <text:p text:style-name="Text_20_body"><text:span text:style-name="Strong_20_Emphasis">Postfix Expression</text:span>:<text:line-break/><text:span text:style-name="Source_20_Text">A B C * + D E F ^ - /</text:span></text:p>
      <text:h text:style-name="Heading_20_4" text:outline-level="4"><text:span text:style-name="Strong_20_Emphasis">Steps</text:span>:</text:h>
      <text:list text:style-name="L2">
        <text:list-item>
          <text:p text:style-name="P5">Read <text:span text:style-name="Source_20_Text">A</text:span>: Push onto stack → <text:span text:style-name="Source_20_Text">Stack = [A]</text:span> </text:p>
        </text:list-item>
        <text:list-item>
          <text:p text:style-name="P5">Read <text:span text:style-name="Source_20_Text">B</text:span>: Push onto stack → <text:span text:style-name="Source_20_Text">Stack = [A, B]</text:span> </text:p>
        </text:list-item>
        <text:list-item>
          <text:p text:style-name="P5">Read <text:span text:style-name="Source_20_Text">C</text:span>: Push onto stack → <text:span text:style-name="Source_20_Text">Stack = [A, B, C]</text:span> </text:p>
        </text:list-item>
        <text:list-item>
          <text:p text:style-name="P5">Read <text:span text:style-name="Source_20_Text">*</text:span>: Pop <text:span text:style-name="Source_20_Text">C</text:span> and <text:span text:style-name="Source_20_Text">B</text:span>, form <text:span text:style-name="Source_20_Text">(B * C)</text:span>, push back → <text:span text:style-name="Source_20_Text">Stack = [A, (B * C)]</text:span> </text:p>
        </text:list-item>
        <text:list-item>
          <text:p text:style-name="P5">Read <text:span text:style-name="Source_20_Text">+</text:span>: Pop <text:span text:style-name="Source_20_Text">(B * C)</text:span> and <text:span text:style-name="Source_20_Text">A</text:span>, form <text:span text:style-name="Source_20_Text">(A + (B * C))</text:span>, push back → <text:span text:style-name="Source_20_Text">Stack = [(A + (B * C))]</text:span> </text:p>
        </text:list-item>
        <text:list-item>
          <text:p text:style-name="P5">Read <text:span text:style-name="Source_20_Text">D</text:span>: Push onto stack → <text:span text:style-name="Source_20_Text">Stack = [(A + (B * C)), D]</text:span> </text:p>
        </text:list-item>
        <text:list-item>
          <text:p text:style-name="P5">Read <text:span text:style-name="Source_20_Text">E</text:span>: Push onto stack → <text:span text:style-name="Source_20_Text">Stack = [(A + (B * C)), D, E]</text:span> </text:p>
        </text:list-item>
        <text:list-item>
          <text:p text:style-name="P5">Read <text:span text:style-name="Source_20_Text">F</text:span>: Push onto stack → <text:span text:style-name="Source_20_Text">Stack = [(A + (B * C)), D, E, F]</text:span> </text:p>
        </text:list-item>
        <text:list-item>
          <text:p text:style-name="P5">Read <text:span text:style-name="Source_20_Text">^</text:span>: Pop <text:span text:style-name="Source_20_Text">F</text:span> and <text:span text:style-name="Source_20_Text">E</text:span>, form <text:span text:style-name="Source_20_Text">(E ^ F)</text:span>, push back → <text:span text:style-name="Source_20_Text">Stack = [(A + (B * C)), D, (E ^ F)]</text:span> </text:p>
        </text:list-item>
        <text:list-item>
          <text:p text:style-name="P5">Read <text:span text:style-name="Source_20_Text">-</text:span>: Pop <text:span text:style-name="Source_20_Text">(E ^ F)</text:span> and <text:span text:style-name="Source_20_Text">D</text:span>, form <text:span text:style-name="Source_20_Text">(D - (E ^ F))</text:span>, push back → <text:span text:style-name="Source_20_Text">Stack = [(A + (B * C)), (D - (E ^ F))]</text:span> </text:p>
        </text:list-item>
        <text:list-item>
          <text:p text:style-name="P4">Read <text:span text:style-name="Source_20_Text">/</text:span>: Pop <text:span text:style-name="Source_20_Text">(D - (E ^ F))</text:span> and <text:span text:style-name="Source_20_Text">(A + (B * C))</text:span>, form <text:span text:style-name="Source_20_Text">((A + (B * C)) / (D - (E ^ F)))</text:span>, push back → <text:span text:style-name="Source_20_Text">Stack = [((A + (B * C)) / (D - (E ^ F)))]</text:span> </text:p>
        </text:list-item>
      </text:list>
      <text:h text:style-name="Heading_20_4" text:outline-level="4"><text:soft-page-break/><text:span text:style-name="Strong_20_Emphasis">Infix Expression</text:span>:</text:h>
      <text:p text:style-name="Text_20_body"><text:span text:style-name="Source_20_Text">((A + (B * C)) / (D - (E ^ F)))</text:span></text:p>
      <text:p text:style-name="Horizontal_20_Line"/>
      <text:h text:style-name="Heading_20_3" text:outline-level="3"><text:span text:style-name="Strong_20_Emphasis">Example 2</text:span></text:h>
      <text:p text:style-name="Text_20_body"><text:span text:style-name="Strong_20_Emphasis">Postfix Expression</text:span>:<text:line-break/><text:span text:style-name="Source_20_Text">A B + C D + *</text:span></text:p>
      <text:h text:style-name="Heading_20_4" text:outline-level="4"><text:span text:style-name="Strong_20_Emphasis">Steps</text:span>:</text:h>
      <text:list text:style-name="L3">
        <text:list-item>
          <text:p text:style-name="P7">Read <text:span text:style-name="Source_20_Text">A</text:span>: Push onto stack → <text:span text:style-name="Source_20_Text">Stack = [A]</text:span> </text:p>
        </text:list-item>
        <text:list-item>
          <text:p text:style-name="P7">Read <text:span text:style-name="Source_20_Text">B</text:span>: Push onto stack → <text:span text:style-name="Source_20_Text">Stack = [A, B]</text:span> </text:p>
        </text:list-item>
        <text:list-item>
          <text:p text:style-name="P7">Read <text:span text:style-name="Source_20_Text">+</text:span>: Pop <text:span text:style-name="Source_20_Text">B</text:span> and <text:span text:style-name="Source_20_Text">A</text:span>, form <text:span text:style-name="Source_20_Text">(A + B)</text:span>, push back → <text:span text:style-name="Source_20_Text">Stack = [(A + B)]</text:span> </text:p>
        </text:list-item>
        <text:list-item>
          <text:p text:style-name="P7">Read <text:span text:style-name="Source_20_Text">C</text:span>: Push onto stack → <text:span text:style-name="Source_20_Text">Stack = [(A + B), C]</text:span> </text:p>
        </text:list-item>
        <text:list-item>
          <text:p text:style-name="P7">Read <text:span text:style-name="Source_20_Text">D</text:span>: Push onto stack → <text:span text:style-name="Source_20_Text">Stack = [(A + B), C, D]</text:span> </text:p>
        </text:list-item>
        <text:list-item>
          <text:p text:style-name="P7">Read <text:span text:style-name="Source_20_Text">+</text:span>: Pop <text:span text:style-name="Source_20_Text">D</text:span> and <text:span text:style-name="Source_20_Text">C</text:span>, form <text:span text:style-name="Source_20_Text">(C + D)</text:span>, push back → <text:span text:style-name="Source_20_Text">Stack = [(A + B), (C + D)]</text:span> </text:p>
        </text:list-item>
        <text:list-item>
          <text:p text:style-name="P6">Read <text:span text:style-name="Source_20_Text">*</text:span>: Pop <text:span text:style-name="Source_20_Text">(C + D)</text:span> and <text:span text:style-name="Source_20_Text">(A + B)</text:span>, form <text:span text:style-name="Source_20_Text">((A + B) * (C + D))</text:span>, push back → <text:span text:style-name="Source_20_Text">Stack = [((A + B) * (C + D))]</text:span> </text:p>
        </text:list-item>
      </text:list>
      <text:h text:style-name="Heading_20_4" text:outline-level="4"><text:span text:style-name="Strong_20_Emphasis">Infix Expression</text:span>:</text:h>
      <text:p text:style-name="Text_20_body"><text:span text:style-name="Source_20_Text">((A + B) * (C + D))</text:span></text:p>
      <text:p text:style-name="Horizontal_20_Line"/>
      <text:h text:style-name="Heading_20_3" text:outline-level="3"><text:span text:style-name="Strong_20_Emphasis">Example 3</text:span></text:h>
      <text:p text:style-name="Text_20_body"><text:span text:style-name="Strong_20_Emphasis">Postfix Expression</text:span>:<text:line-break/><text:span text:style-name="Source_20_Text">A B C ^ + D *</text:span></text:p>
      <text:h text:style-name="Heading_20_4" text:outline-level="4"><text:span text:style-name="Strong_20_Emphasis">Infix Expression</text:span>:</text:h>
      <text:p text:style-name="Text_20_body"><text:span text:style-name="Source_20_Text">((A + (B ^ C)) * D)</text:span></text:p>
      <text:p text:style-name="Horizontal_20_Line"/>
      <text:h text:style-name="Heading_20_3" text:outline-level="3"><text:span text:style-name="Strong_20_Emphasis">Example 4</text:span></text:h>
      <text:p text:style-name="Text_20_body"><text:span text:style-name="Strong_20_Emphasis">Postfix Expression</text:span>:<text:line-break/><text:span text:style-name="Source_20_Text">A B + C D * -</text:span></text:p>
      <text:h text:style-name="Heading_20_4" text:outline-level="4"><text:span text:style-name="Strong_20_Emphasis">Infix Expression</text:span>:</text:h>
      <text:p text:style-name="Text_20_body"><text:span text:style-name="Source_20_Text">((A + B) - (C * D))</text:span></text:p>
      <text:p text:style-name="Horizontal_20_Line"/>
      <text:h text:style-name="Heading_20_3" text:outline-level="3"><text:span text:style-name="Strong_20_Emphasis">Example 5</text:span></text:h>
      <text:p text:style-name="Text_20_body"><text:span text:style-name="Strong_20_Emphasis">Postfix Expression</text:span>:<text:line-break/><text:span text:style-name="Source_20_Text">A B C + D * E - /</text:span></text:p>
      <text:h text:style-name="Heading_20_4" text:outline-level="4"><text:soft-page-break/><text:span text:style-name="Strong_20_Emphasis">Infix Expression</text:span>:</text:h>
      <text:p text:style-name="Text_20_body"><text:span text:style-name="Source_20_Text">(A / (((B + C) * D) - E))</text:span></text:p>
      <text:p text:style-name="Horizontal_20_Line"/>
      <text:h text:style-name="Heading_20_3" text:outline-level="3"><text:span text:style-name="Strong_20_Emphasis">Java Code for Postfix to Infix Conversion</text:span></text:h>
      <text:p text:style-name="Preformatted_20_Text"><text:span text:style-name="Source_20_Text">import java.util.Stack;</text:span></text:p>
      <text:p text:style-name="Preformatted_20_Text"/>
      <text:p text:style-name="Preformatted_20_Text"><text:span text:style-name="Source_20_Text">public class PostfixToInfix {</text:span></text:p>
      <text:p text:style-name="Preformatted_20_Text"><text:span text:style-name="Source_20_Text"><text:s text:c="4"/>public static String postfixToInfix(String postfix) {</text:span></text:p>
      <text:p text:style-name="Preformatted_20_Text"><text:span text:style-name="Source_20_Text"><text:s text:c="8"/>Stack&lt;String&gt; stack = new Stack&lt;&gt;();</text:span></text:p>
      <text:p text:style-name="Preformatted_20_Text"/>
      <text:p text:style-name="Preformatted_20_Text"><text:span text:style-name="Source_20_Text"><text:s text:c="8"/>for (char ch : postfix.toCharArray()) {</text:span></text:p>
      <text:p text:style-name="Preformatted_20_Text"><text:span text:style-name="Source_20_Text"><text:s text:c="12"/>// Operand: Push onto stack</text:span></text:p>
      <text:p text:style-name="Preformatted_20_Text"><text:span text:style-name="Source_20_Text"><text:s text:c="12"/>if (Character.isLetterOrDigit(ch)) {</text:span></text:p>
      <text:p text:style-name="Preformatted_20_Text"><text:span text:style-name="Source_20_Text"><text:s text:c="16"/>stack.push(String.valueOf(ch)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// Operator: Pop two elements, form "(operand1 operator operand2)"</text:span></text:p>
      <text:p text:style-name="Preformatted_20_Text"><text:span text:style-name="Source_20_Text"><text:s text:c="12"/>else {</text:span></text:p>
      <text:p text:style-name="Preformatted_20_Text"><text:span text:style-name="Source_20_Text"><text:s text:c="16"/>String operand2 = stack.pop();</text:span></text:p>
      <text:p text:style-name="Preformatted_20_Text"><text:span text:style-name="Source_20_Text"><text:s text:c="16"/>String operand1 = stack.pop();</text:span></text:p>
      <text:p text:style-name="Preformatted_20_Text"><text:span text:style-name="Source_20_Text"><text:s text:c="16"/>String expression = "(" + operand1 + " " + ch + " " + operand2 + ")";</text:span></text:p>
      <text:p text:style-name="Preformatted_20_Text"><text:span text:style-name="Source_20_Text"><text:s text:c="16"/>stack.push(expression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The final expression on the stack is the result</text:span></text:p>
      <text:p text:style-name="Preformatted_20_Text"><text:span text:style-name="Source_20_Text"><text:s text:c="8"/>return stack.pop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postfix = "A B C * + D E F ^ - /";</text:span></text:p>
      <text:p text:style-name="Preformatted_20_Text"><text:span text:style-name="Source_20_Text"><text:s text:c="8"/>System.out.println("Infix: " + postfixToInfix(postfix)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<text:span text:style-name="Strong_20_Emphasis">Output</text:span>:</text:h>
      <text:p text:style-name="P1"><text:span text:style-name="Source_20_Text">Infix: ((A + (B * C)) / (D - (E ^ F))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9:07:08.036580147</meta:creation-date>
    <dc:date>2024-12-22T09:07:25.164212451</dc:date>
    <meta:editing-duration>PT17S</meta:editing-duration>
    <meta:editing-cycles>1</meta:editing-cycles>
    <meta:document-statistic meta:table-count="0" meta:image-count="0" meta:object-count="0" meta:page-count="3" meta:paragraph-count="79" meta:word-count="692" meta:character-count="3283" meta:non-whitespace-character-count="2449"/>
    <meta:generator>LibreOffice/24.2.7.2$Linux_X86_64 LibreOffice_project/420$Build-2</meta:generator>
  </office:meta>
</office:document-meta>
</file>